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c4e4" officeooo:paragraph-rsid="000bc4e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28c1" officeooo:paragraph-rsid="000c28c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28c1" officeooo:paragraph-rsid="000c7aa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7aa4" officeooo:paragraph-rsid="000c7a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7aa4" officeooo:paragraph-rsid="000c7aa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7aa4" officeooo:paragraph-rsid="000d4ab0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normal" officeooo:rsid="000c7aa4" officeooo:paragraph-rsid="000d4ab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c7aa4" officeooo:paragraph-rsid="000c7aa4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bold" officeooo:rsid="000c28c1" officeooo:paragraph-rsid="000c7aa4" style:font-weight-asian="bold" style:font-weight-complex="bold"/>
    </style:style>
    <style:style style:name="T1" style:family="text">
      <style:text-properties officeooo:rsid="000c28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RODUÇÃO AO </text:span>JAV<text:span text:style-name="T1">A</text:span>SCRIPT</text:p>
      <text:p text:style-name="P2"/>
      <text:p text:style-name="P2"/>
      <text:p text:style-name="P4">Introdução ao JavaScript e Primeiros Passos</text:p>
      <text:p text:style-name="P4">Primeiro Dia</text:p>
      <text:p text:style-name="P4"/>
      <text:p text:style-name="P8"/>
      <text:p text:style-name="P9"/>
      <text:p text:style-name="P4">Array e Loop For</text:p>
      <text:p text:style-name="P4">Segundo Dia</text:p>
      <text:p text:style-name="P4"/>
      <text:p text:style-name="P8"/>
      <text:p text:style-name="P7"/>
      <text:p text:style-name="P6"/>
      <text:p text:style-name="P3"/>
      <text:p text:style-name="P4">Lógica de Programação e Algoritmos</text:p>
      <text:p text:style-name="P4">Terceiro Dia</text:p>
      <text:p text:style-name="P4"/>
      <text:p text:style-name="P5"/>
      <text:p text:style-name="P8"/>
      <text:p text:style-name="P8"/>
      <text:p text:style-name="P4"/>
      <text:p text:style-name="P4">Objetos e Funções</text:p>
      <text:p text:style-name="P4">Quarto Dia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9:41:37.842848252</meta:creation-date>
    <dc:date>2021-12-01T14:54:02.292312272</dc:date>
    <meta:editing-duration>PT6M12S</meta:editing-duration>
    <meta:editing-cycles>6</meta:editing-cycles>
    <meta:generator>LibreOffice/7.1.7.2$Linux_X86_64 LibreOffice_project/10$Build-2</meta:generator>
    <meta:document-statistic meta:table-count="0" meta:image-count="0" meta:object-count="0" meta:page-count="1" meta:paragraph-count="9" meta:word-count="29" meta:character-count="179" meta:non-whitespace-character-count="159"/>
  </office:meta>
</office:document-meta>
</file>